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200000070E387CA2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adornments="Gra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2" style:family="paragraph" style:parent-style-name="Text_20_body">
      <style:text-properties fo:font-style="normal" style:font-style-asian="normal" style:font-style-complex="normal"/>
    </style:style>
    <style:style style:name="P13" style:family="paragraph" style:parent-style-name="Text_20_body">
      <style:text-properties fo:font-style="normal" officeooo:paragraph-rsid="000aa336" style:font-style-asian="normal" style:font-style-complex="normal"/>
    </style:style>
    <style:style style:name="P14" style:family="paragraph" style:parent-style-name="Text_20_body">
      <style:text-properties fo:font-style="normal" officeooo:paragraph-rsid="000cd7bc" style:font-style-asian="normal" style:font-style-complex="normal"/>
    </style:style>
    <style:style style:name="P15" style:family="paragraph" style:parent-style-name="Text_20_body">
      <style:text-properties officeooo:paragraph-rsid="00074eb1"/>
    </style:style>
    <style:style style:name="P16" style:family="paragraph" style:parent-style-name="Text_20_body">
      <style:text-properties officeooo:paragraph-rsid="0009d32d"/>
    </style:style>
    <style:style style:name="P17" style:family="paragraph" style:parent-style-name="Text_20_body">
      <style:text-properties officeooo:paragraph-rsid="000aa336"/>
    </style:style>
    <style:style style:name="P18" style:family="paragraph" style:parent-style-name="Text_20_body">
      <style:text-properties officeooo:paragraph-rsid="000b3828"/>
    </style:style>
    <style:style style:name="P19" style:family="paragraph" style:parent-style-name="Text_20_body">
      <style:text-properties fo:color="#800000" officeooo:rsid="000edbf1" officeooo:paragraph-rsid="000edbf1" fo:background-color="#ffff00"/>
    </style:style>
    <style:style style:name="P20" style:family="paragraph" style:parent-style-name="Text_20_body" style:master-page-name="Standard">
      <style:paragraph-properties style:page-number="auto"/>
    </style:style>
    <style:style style:name="P21" style:family="paragraph" style:parent-style-name="Text_20_body" style:list-style-name="L1"/>
    <style:style style:name="P22" style:family="paragraph" style:parent-style-name="Text_20_body">
      <style:text-properties officeooo:paragraph-rsid="000d8ae9"/>
    </style:style>
    <style:style style:name="P23" style:family="paragraph" style:parent-style-name="Heading_20_2"/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5cab2" style:font-style-asian="italic" style:font-style-complex="italic"/>
    </style:style>
    <style:style style:name="T5" style:family="text">
      <style:text-properties fo:font-style="italic" officeooo:rsid="000cd7bc" style:font-style-asian="italic" style:font-style-complex="italic"/>
    </style:style>
    <style:style style:name="T6" style:family="text">
      <style:text-properties fo:font-style="italic" fo:background-color="#ffff00" style:font-style-asian="italic" style:font-style-complex="italic"/>
    </style:style>
    <style:style style:name="T7" style:family="text">
      <style:text-properties fo:font-style="italic" officeooo:rsid="0005cab2" fo:background-color="#ffff00" style:font-style-asian="italic" style:font-style-complex="italic"/>
    </style:style>
    <style:style style:name="T8" style:family="text">
      <style:text-properties fo:font-style="italic" officeooo:rsid="000cd7bc" fo:background-color="#ffff00" style:font-style-asian="italic" style:font-style-complex="italic"/>
    </style:style>
    <style:style style:name="T9" style:family="text">
      <style:text-properties fo:font-style="italic" fo:background-color="transparent" style:font-style-asian="italic" style:font-style-complex="italic"/>
    </style:style>
    <style:style style:name="T10" style:family="text">
      <style:text-properties fo:font-style="italic" officeooo:rsid="0005cab2" fo:background-color="transparent" style:font-style-asian="italic" style:font-style-complex="italic"/>
    </style:style>
    <style:style style:name="T11" style:family="text">
      <style:text-properties fo:font-style="italic" officeooo:rsid="000cd7bc" fo:background-color="transparent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71b93" fo:background-color="#ffff00" style:font-style-asian="normal" style:font-style-complex="normal"/>
    </style:style>
    <style:style style:name="T14" style:family="text">
      <style:text-properties fo:font-style="normal" officeooo:rsid="00074eb1" fo:background-color="#ffff00" style:font-style-asian="normal" style:font-style-complex="normal"/>
    </style:style>
    <style:style style:name="T15" style:family="text">
      <style:text-properties fo:font-style="normal" officeooo:rsid="000aa336" fo:background-color="#ffff00" style:font-style-asian="normal" style:font-style-complex="normal"/>
    </style:style>
    <style:style style:name="T16" style:family="text">
      <style:text-properties fo:font-style="normal" officeooo:rsid="0011b772" fo:background-color="#ffff00" style:font-style-asian="normal" style:font-style-complex="normal"/>
    </style:style>
    <style:style style:name="T17" style:family="text">
      <style:text-properties fo:font-style="normal" officeooo:rsid="00125b73" fo:background-color="#ffff00" style:font-style-asian="normal" style:font-style-complex="normal"/>
    </style:style>
    <style:style style:name="T18" style:family="text">
      <style:text-properties fo:font-style="normal" officeooo:rsid="000aa336" fo:background-color="transparent" style:font-style-asian="normal" style:font-style-complex="normal"/>
    </style:style>
    <style:style style:name="T19" style:family="text">
      <style:text-properties fo:font-style="normal" officeooo:rsid="00071b93" fo:background-color="transparent" style:font-style-asian="normal" style:font-style-complex="normal"/>
    </style:style>
    <style:style style:name="T20" style:family="text">
      <style:text-properties fo:font-style="normal" officeooo:rsid="0011b772" fo:background-color="transparent" style:font-style-asian="normal" style:font-style-complex="normal"/>
    </style:style>
    <style:style style:name="T21" style:family="text">
      <style:text-properties fo:font-style="normal" officeooo:rsid="00074eb1" fo:background-color="transparent" style:font-style-asian="normal" style:font-style-complex="normal"/>
    </style:style>
    <style:style style:name="T22" style:family="text">
      <style:text-properties fo:font-style="normal" officeooo:rsid="000d8ae9" fo:background-color="transparent" style:font-style-asian="normal" style:font-style-complex="normal"/>
    </style:style>
    <style:style style:name="T23" style:family="text">
      <style:text-properties fo:font-style="normal" officeooo:rsid="000e4277" fo:background-color="transparent" style:font-style-asian="normal" style:font-style-complex="normal"/>
    </style:style>
    <style:style style:name="T24" style:family="text">
      <style:text-properties fo:font-style="normal" officeooo:rsid="00125b73" fo:background-color="transparent" style:font-style-asian="normal" style:font-style-complex="normal"/>
    </style:style>
    <style:style style:name="T25" style:family="text">
      <style:text-properties officeooo:rsid="0005cab2"/>
    </style:style>
    <style:style style:name="T26" style:family="text">
      <style:text-properties fo:background-color="#ffff00"/>
    </style:style>
    <style:style style:name="T27" style:family="text">
      <style:text-properties officeooo:rsid="0005cab2" fo:background-color="#ffff00"/>
    </style:style>
    <style:style style:name="T28" style:family="text">
      <style:text-properties officeooo:rsid="000657c3" fo:background-color="#ffff00"/>
    </style:style>
    <style:style style:name="T29" style:family="text">
      <style:text-properties officeooo:rsid="00074eb1" fo:background-color="#ffff00"/>
    </style:style>
    <style:style style:name="T30" style:family="text">
      <style:text-properties officeooo:rsid="0008a473" fo:background-color="#ffff00"/>
    </style:style>
    <style:style style:name="T31" style:family="text">
      <style:text-properties officeooo:rsid="0009d32d" fo:background-color="#ffff00"/>
    </style:style>
    <style:style style:name="T32" style:family="text">
      <style:text-properties officeooo:rsid="000aa336" fo:background-color="#ffff00"/>
    </style:style>
    <style:style style:name="T33" style:family="text">
      <style:text-properties officeooo:rsid="000cd7bc" fo:background-color="#ffff00"/>
    </style:style>
    <style:style style:name="T34" style:family="text">
      <style:text-properties officeooo:rsid="000d8ae9" fo:background-color="#ffff00"/>
    </style:style>
    <style:style style:name="T35" style:family="text">
      <style:text-properties officeooo:rsid="000e4277" fo:background-color="#ffff00"/>
    </style:style>
    <style:style style:name="T36" style:family="text">
      <style:text-properties officeooo:rsid="00125b73" fo:background-color="#ffff00"/>
    </style:style>
    <style:style style:name="T37" style:family="text">
      <style:text-properties officeooo:rsid="00074eb1"/>
    </style:style>
    <style:style style:name="T38" style:family="text">
      <style:text-properties officeooo:rsid="000aa336"/>
    </style:style>
    <style:style style:name="T39" style:family="text">
      <style:text-properties officeooo:rsid="000f2715"/>
    </style:style>
    <style:style style:name="T40" style:family="text">
      <style:text-properties officeooo:rsid="0010b074"/>
    </style:style>
    <style:style style:name="T41" style:family="text">
      <style:text-properties fo:background-color="transparent"/>
    </style:style>
    <style:style style:name="T42" style:family="text">
      <style:text-properties officeooo:rsid="0008a473" fo:background-color="transparent"/>
    </style:style>
    <style:style style:name="T43" style:family="text">
      <style:text-properties officeooo:rsid="0009d32d" fo:background-color="transparent"/>
    </style:style>
    <style:style style:name="T44" style:family="text">
      <style:text-properties officeooo:rsid="000aa336" fo:background-color="transparent"/>
    </style:style>
    <style:style style:name="T45" style:family="text">
      <style:text-properties officeooo:rsid="00074eb1" fo:background-color="transparent"/>
    </style:style>
    <style:style style:name="T46" style:family="text">
      <style:text-properties officeooo:rsid="0005cab2" fo:background-color="transparent"/>
    </style:style>
    <style:style style:name="T47" style:family="text">
      <style:text-properties officeooo:rsid="000657c3" fo:background-color="transparent"/>
    </style:style>
    <style:style style:name="T48" style:family="text">
      <style:text-properties officeooo:rsid="000cd7bc" fo:background-color="transparent"/>
    </style:style>
    <style:style style:name="T49" style:family="text">
      <style:text-properties officeooo:rsid="0009d32d"/>
    </style:style>
    <style:style style:name="T50" style:family="text">
      <style:text-properties officeooo:rsid="000657c3"/>
    </style:style>
    <style:style style:name="T51" style:family="text">
      <style:text-properties officeooo:rsid="000cd7bc"/>
    </style:style>
    <style:style style:name="T52" style:family="text">
      <style:text-properties officeooo:rsid="000d8ae9"/>
    </style:style>
    <style:style style:name="T53" style:family="text">
      <style:text-properties officeooo:rsid="000e4277"/>
    </style:style>
    <style:style style:name="T54" style:family="text">
      <style:text-properties officeooo:rsid="00125b73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9">TODO : <text:span text:style-name="T40">inheritance, </text:span>super, <text:span text:style-name="T39">import subdirs</text:span></text:p>
      <text:p text:style-name="Text_20_body"/>
      <text:p text:style-name="Text_20_body">comments (end at end of line) : #</text:p>
      <text:p text:style-name="Text_20_body"/>
      <text:h text:style-name="Heading_20_2" text:outline-level="2">Lexical symbols</text:h>
      <text:list xml:id="list1830320790952123463" text:style-name="L1">
        <text:list-item>
          <text:p text:style-name="P21">identifier : [a-zA-Z_][[a-zA-Z_0-9]*</text:p>
        </text:list-item>
        <text:list-item>
          <text:p text:style-name="P21">string : '"'characters'"'</text:p>
        </text:list-item>
        <text:list-item>
          <text:p text:style-name="P21">decimal : {-}[1-9][0-9]*</text:p>
        </text:list-item>
        <text:list-item>
          <text:p text:style-name="P21">hexadecimal : 0x[0-9a-fA-F][0-9a-fA-F]*</text:p>
        </text:list-item>
        <text:list-item>
          <text:p text:style-name="P21">integer : decimal | hexadecimal</text:p>
        </text:list-item>
        <text:list-item>
          <text:p text:style-name="P21">float : decimal "." decimal</text:p>
        </text:list-item>
        <text:list-item>
          <text:p text:style-name="P21">number : integer | float</text:p>
        </text:list-item>
        <text:list-item>
          <text:p text:style-name="P21">boolean : <text:span text:style-name="Source_20_Text">true</text:span> | <text:span text:style-name="Source_20_Text">false</text:span></text:p>
        </text:list-item>
      </text:list>
      <text:p text:style-name="Text_20_body"/>
      <text:h text:style-name="Heading_20_2" text:outline-level="2">B.N.F.</text:h>
      <text:p text:style-name="Text_20_body">asm_source ::= {import_file}{ function | native | var <text:span text:style-name="T42">| </text:span><text:span text:style-name="T43">class</text:span> }</text:p>
      <text:p text:style-name="Text_20_body">import_file ::= <text:span text:style-name="Source_20_Text">import</text:span> <text:span text:style-name="T3">identifier</text:span> [ <text:span text:style-name="Source_20_Text">as</text:span> <text:span text:style-name="T3">identifier</text:span> ]</text:p>
      <text:p text:style-name="P16">function :: = <text:span text:style-name="T25"><text:s/></text:span><text:span text:style-name="T3">identifier</text:span><text:span text:style-name="T25"> </text:span>"<text:span text:style-name="Source_20_Text">&lt;&lt;</text:span>" { code } "<text:span text:style-name="Source_20_Text">&gt;&gt;</text:span>"</text:p>
      <text:p text:style-name="P16">native ::= <text:span text:style-name="Source_20_Text">native</text:span> <text:span text:style-name="T3"><text:s/>identifier</text:span></text:p>
      <text:p text:style-name="P12">var ::= <text:span text:style-name="Source_20_Text">var</text:span> <text:span text:style-name="T3">identifier</text:span></text:p>
      <text:p text:style-name="Text_20_body">code ::= ctrlstruct | internal <text:s/>| call | <text:span text:style-name="Source_20_Text">ret</text:span> | varset | array | value | varget</text:p>
      <text:p text:style-name="Text_20_body">value ::= <text:s/>number | <text:s/>string | functionref | varref | boolean | <text:span text:style-name="Source_20_Text">null</text:span></text:p>
      <text:p text:style-name="P17">var ::= <text:span text:style-name="Source_20_Text"><text:span text:style-name="T18">[.]</text:span></text:span><text:span text:style-name="T3">identifier</text:span></text:p>
      <text:p text:style-name="P18">functionref ::= "<text:span text:style-name="Source_20_Text">@"</text:span><text:span text:style-name="Source_20_Text"><text:span text:style-name="T15">[.]</text:span></text:span><text:span text:style-name="T3">identifier</text:span></text:p>
      <text:p text:style-name="P18">varref ::= "<text:span text:style-name="Source_20_Text">@"</text:span><text:span text:style-name="Source_20_Text"><text:span text:style-name="T15">[.]</text:span></text:span><text:span text:style-name="T3">identifier</text:span></text:p>
      <text:p text:style-name="P18"><text:span text:style-name="T12">varset::= "</text:span><text:span text:style-name="Source_20_Text"><text:span text:style-name="T12">-&gt;</text:span></text:span><text:span text:style-name="Source_20_Text"><text:span text:style-name="T20">[.]</text:span></text:span><text:span text:style-name="T12">"</text:span><text:span text:style-name="T3">identifier</text:span></text:p>
      <text:p text:style-name="P12">internal::= <text:span text:style-name="T3">Cf. « internals » document for idenfiers</text:span></text:p>
      <text:p text:style-name="P12">array ::= "<text:span text:style-name="Source_20_Text">[</text:span>" { value } "<text:span text:style-name="Source_20_Text">]</text:span>"</text:p>
      <text:p text:style-name="P15">call ::= <text:span text:style-name="T45">(</text:span><text:span text:style-name="T41">[ </text:span><text:span text:style-name="T9">identifier</text:span><text:span text:style-name="T41"> </text:span><text:span text:style-name="Source_20_Text"><text:span text:style-name="T41">:</text:span></text:span><text:span text:style-name="T41"> ] </text:span><text:span text:style-name="T45">| </text:span><text:span text:style-name="Source_20_Text"><text:span text:style-name="T20">[.]</text:span></text:span><text:span text:style-name="Source_20_Text"><text:span text:style-name="T21">)</text:span></text:span> <text:span text:style-name="T3">identifier</text:span></text:p>
      <text:p text:style-name="Text_20_body">ctrlstruct ::= ctrl_if | ctrl_while | ctrl_do</text:p>
      <text:p text:style-name="Text_20_body">ctrl_if ::= <text:span text:style-name="Source_20_Text">if</text:span> "<text:span text:style-name="Source_20_Text">&lt;&lt;</text:span>" code "<text:span text:style-name="Source_20_Text">&gt;&gt;</text:span>" [ <text:span text:style-name="Source_20_Text">else</text:span> "<text:span text:style-name="Source_20_Text">&lt;&lt;</text:span>" code "<text:span text:style-name="Source_20_Text">&gt;&gt;</text:span>" ]</text:p>
      <text:p text:style-name="Text_20_body">ctrl_while ::= <text:span text:style-name="Source_20_Text">while</text:span> "<text:span text:style-name="Source_20_Text">&lt;&lt;</text:span>" code "<text:span text:style-name="Source_20_Text">&gt;&gt;</text:span>" <text:span text:style-name="Source_20_Text">do</text:span> "<text:span text:style-name="Source_20_Text">&lt;&lt;</text:span>" code "<text:span text:style-name="Source_20_Text">&gt;&gt;</text:span>"</text:p>
      <text:p text:style-name="Text_20_body">ctrl_do ::= <text:span text:style-name="Source_20_Text">do</text:span> "<text:span text:style-name="Source_20_Text">&lt;&lt;</text:span>" code "<text:span text:style-name="Source_20_Text">&gt;&gt;</text:span>" <text:span text:style-name="Source_20_Text">while</text:span> <text:s/>"<text:span text:style-name="Source_20_Text">&lt;&lt;</text:span>" code "<text:span text:style-name="Source_20_Text">&gt;&gt;</text:span>" </text:p>
      <text:p text:style-name="P17"><text:span text:style-name="T43">method </text:span><text:span text:style-name="T41">:: = </text:span><text:span text:style-name="T46"><text:s/></text:span><text:span text:style-name="T47">[ </text:span><text:span text:style-name="T41">"</text:span><text:span text:style-name="T46">(" </text:span><text:span text:style-name="T47">]</text:span><text:span text:style-name="T46"> </text:span><text:span text:style-name="T9">identifier</text:span><text:span text:style-name="T41"> </text:span><text:span text:style-name="T47">[</text:span><text:span text:style-name="T46"> </text:span><text:span text:style-name="T41">"</text:span><text:span text:style-name="T46">)" </text:span><text:span text:style-name="T47">]</text:span><text:span text:style-name="T46"> </text:span><text:span text:style-name="T41">"</text:span><text:span text:style-name="Source_20_Text"><text:span text:style-name="T41">&lt;&lt;</text:span></text:span><text:span text:style-name="T41">" { code } "</text:span><text:span text:style-name="Source_20_Text"><text:span text:style-name="T41">&gt;&gt;</text:span></text:span><text:span text:style-name="T41">"</text:span></text:p>
      <text:p text:style-name="P13"><text:span text:style-name="T46">ivar ::= </text:span><text:span text:style-name="Source_20_Text"><text:span text:style-name="T46">var</text:span></text:span><text:span text:style-name="T46"> </text:span><text:span text:style-name="T10">identifier</text:span><text:span text:style-name="T46"> [</text:span><text:span text:style-name="Source_20_Text"><text:span text:style-name="T46">read</text:span></text:span><text:span text:style-name="T46"> [ </text:span><text:span text:style-name="T10">identifier</text:span><text:span text:style-name="T46"> ] ] [</text:span><text:span text:style-name="Source_20_Text"><text:span text:style-name="T46">write</text:span></text:span><text:span text:style-name="T46"> [ </text:span><text:span text:style-name="T10">identifier</text:span><text:span text:style-name="T46"> ] ]</text:span></text:p>
      <text:p text:style-name="P14"><text:span text:style-name="T48">classref ::= "</text:span><text:span text:style-name="Source_20_Text"><text:span text:style-name="T48">@</text:span></text:span><text:span text:style-name="T48">" </text:span><text:span text:style-name="T11">identifier</text:span></text:p>
      <text:p text:style-name="P22"><text:span text:style-name="T22">class ::= </text:span><text:span text:style-name="Source_20_Text"><text:span text:style-name="T23">class</text:span></text:span><text:span text:style-name="T23"> </text:span><text:span text:style-name="T24">[ </text:span><text:span text:style-name="Source_20_Text"><text:span text:style-name="T24">extends</text:span></text:span><text:span text:style-name="T24"> identifier </text:span><text:span text:style-name="T17">{,identifier}</text:span><text:span text:style-name="T24"> ] </text:span><text:span text:style-name="T23">&lt;&lt;" </text:span><text:span text:style-name="T22">{ ivar | method } "</text:span><text:span text:style-name="T23">&gt;&gt;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adornments="Gra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LGC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paragraph-properties style:text-autospace="none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text-transform="uppercase" style:font-name="Arial Black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variant="small-caps" fo:font-size="16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brut" style:display-name="Texte brut" style:family="paragraph" style:parent-style-name="Standard">
      <style:paragraph-properties fo:text-align="justify" style:justify-single-word="false"/>
      <style:text-properties style:font-name="Courier New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2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057cm" fo:margin-left="-0.028cm" table:align="left" style:writing-mode="lr-tb"/>
    </style:style>
    <style:style style:name="Tableau2.A" style:family="table-column">
      <style:table-column-properties style:column-width="14.254cm"/>
    </style:style>
    <style:style style:name="Tableau2.B" style:family="table-column">
      <style:table-column-properties style:column-width="2.803cm"/>
    </style:style>
    <style:style style:name="Tableau2.1" style:family="table-row">
      <style:table-row-properties style:min-row-height="1.524cm" fo:keep-together="always"/>
    </style:style>
    <style:style style:name="Tableau2.A1" style:family="table-cell">
      <style:table-cell-properties style:vertical-align="top" fo:padding-left="0.125cm" fo:padding-right="0.125cm" fo:padding-top="0cm" fo:padding-bottom="0cm" fo:border-left="1pt solid #000000" fo:border-right="none" fo:border-top="1pt solid #000000" fo:border-bottom="1pt solid #000000" style:writing-mode="lr-tb"/>
    </style:style>
    <style:style style:name="Tableau2.B1" style:family="table-cell">
      <style:table-cell-properties style:vertical-align="top" fo:padding-left="0.125cm" fo:padding-right="0.125cm" fo:padding-top="0cm" fo:padding-bottom="0cm" fo:border-left="1pt solid #000000" fo:border-right="1pt solid #000000" fo:border-top="1pt solid #000000" fo:border-bottom="none" style:writing-mode="lr-tb"/>
    </style:style>
    <style:style style:name="Tableau2.B2" style:family="table-cell">
      <style:table-cell-properties style:vertical-align="top" fo:padding-left="0.125cm" fo:padding-right="0.125cm" fo:padding-top="0cm" fo:padding-bottom="0cm" fo:border="1pt solid #000000" style:writing-mode="lr-tb"/>
    </style:style>
    <style:style style:name="Tableau3" style:family="table">
      <style:table-properties style:width="17.057cm" fo:margin-left="-0.028cm" table:align="left" style:writing-mode="lr-tb"/>
    </style:style>
    <style:style style:name="Tableau3.A" style:family="table-column">
      <style:table-column-properties style:column-width="4.253cm"/>
    </style:style>
    <style:style style:name="Tableau3.B" style:family="table-column">
      <style:table-column-properties style:column-width="12.804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top" fo:padding-left="0.125cm" fo:padding-right="0.125cm" fo:padding-top="0cm" fo:padding-bottom="0cm" fo:border-left="1pt solid #000000" fo:border-right="none" fo:border-top="1pt solid #000000" fo:border-bottom="1pt solid #000000" style:writing-mode="lr-tb"/>
    </style:style>
    <style:style style:name="Tableau3.B1.1" style:family="table-column">
      <style:table-column-properties style:column-width="10.001cm"/>
    </style:style>
    <style:style style:name="Tableau3.B1.2" style:family="table-column">
      <style:table-column-properties style:column-width="2.803cm"/>
    </style:style>
    <style:style style:name="Tableau3.B1.1" style:family="table-row">
      <style:table-row-properties style:min-row-height="1.524cm" fo:keep-together="always"/>
    </style:style>
    <style:style style:name="Tableau3.B1.2.1" style:family="table-cell">
      <style:table-cell-properties style:vertical-align="top" fo:padding-left="0.125cm" fo:padding-right="0.125cm" fo:padding-top="0cm" fo:padding-bottom="0cm" fo:border-left="1pt solid #000000" fo:border-right="1pt solid #000000" fo:border-top="1pt solid #000000" fo:border-bottom="none" style:writing-mode="lr-tb"/>
    </style:style>
    <style:style style:name="Tableau3.B1.2.2" style:family="table-cell">
      <style:table-cell-properties style:vertical-align="top" fo:padding-left="0.125cm" fo:padding-right="0.125cm" fo:padding-top="0cm" fo:padding-bottom="0cm" fo:border="1pt solid #000000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M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MP9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MP10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MP1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2pt" fo:font-weight="bold" style:font-size-asian="12pt" style:font-weight-asian="bold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2.501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1"/>
              <text:p text:style-name="Standard">Sublage</text:p>
            </table:table-cell>
            <table:table-cell table:style-name="Tableau2.B1" office:value-type="string">
              <text:p text:style-name="MP2"/>
              <text:p text:style-name="MP3"><text:span text:style-name="MT1">Page </text:span><text:span text:style-name="MT1"><text:page-number text:select-page="current">1</text:page-number></text:span><text:span text:style-name="MT1"> / </text:span><text:span text:style-name="MT1"><text:page-count style:num-format="1">1</text:page-count></text:span></text:p>
            </table:table-cell>
          </table:table-row>
          <table:table-row table:style-name="Tableau2.1">
            <table:table-cell table:style-name="Tableau2.A1" office:value-type="string">
              <text:p text:style-name="MP4"/>
              <text:p text:style-name="Standard">LANGAGE SYNTAX</text:p>
            </table:table-cell>
            <table:table-cell table:style-name="Tableau2.B2" office:value-type="string">
              <text:p text:style-name="MP2"/>
              <text:p text:style-name="MP5"><text:date style:data-style-name="N37" text:date-value="2008-02-19T14:16:03" text:fixed="true">19/02/08</text:date></text:p>
              <text:p text:style-name="MP5">version <text:editing-cycles>94</text:editing-cycles></text:p>
              <text:p text:style-name="MP5">du <text:modification-date style:data-style-name="N37">19/11/13</text:modification-date></text:p>
            </table:table-cell>
          </table:table-row>
        </table:table>
        <text:p text:style-name="Header"/>
      </style:header>
    </style:master-page>
    <style:master-page style:name="Conversion_20_1" style:display-name="Conversion 1" style:page-layout-name="Mpm2">
      <style:header>
        <text:p text:style-name="Standard"/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MP6"/>
              <text:p text:style-name="MP7"/>
              <text:p text:style-name="MP7"><draw:frame draw:style-name="Mfr1" draw:name="Image2" text:anchor-type="as-char" svg:width="3.976cm" svg:height="1.106cm" draw:z-index="0"><draw:image xlink:href="Pictures/100000000000019200000070E387CA25.png" xlink:type="simple" xlink:show="embed" xlink:actuate="onLoad"/></draw:frame> <text:s/></text:p>
            </table:table-cell>
            <table:table-cell>
              <table:table table:is-sub-table="true">
                <table:table-column table:style-name="Tableau3.B1.1"/>
                <table:table-column table:style-name="Tableau3.B1.2"/>
                <table:table-row table:style-name="Tableau3.B1.1">
                  <table:table-cell table:style-name="Tableau3.A1" office:value-type="string">
                    <text:p text:style-name="MP1"/>
                    <text:h text:style-name="Heading_20_2" text:outline-level="2">PROJET XX </text:h>
                  </table:table-cell>
                  <table:table-cell table:style-name="Tableau3.B1.2.1" office:value-type="string">
                    <text:p text:style-name="MP8"/>
                    <text:p text:style-name="MP7"><text:span text:style-name="MT2">Page </text:span><text:span text:style-name="MT2"><text:page-number text:select-page="current"/></text:span><text:span text:style-name="MT2"> / </text:span><text:span text:style-name="MT2"><text:page-count style:num-format="1">1</text:page-count></text:span></text:p>
                  </table:table-cell>
                </table:table-row>
                <table:table-row table:style-name="Tableau3.B1.1">
                  <table:table-cell table:style-name="Tableau3.A1" office:value-type="string">
                    <text:p text:style-name="MP4"/>
                    <text:p text:style-name="MP9">COMPTE-RENDU DE REUNION N° X</text:p>
                  </table:table-cell>
                  <table:table-cell table:style-name="Tableau3.B1.2.2" office:value-type="string">
                    <text:p text:style-name="MP10"/>
                    <text:p text:style-name="MP11">18/11/02</text:p>
                  </table:table-cell>
                </table:table-row>
              </table:table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MacOSX_x86 LibreOffice_project/2e2573268451a50806fcd60ae2d9fe01dd0ce24</meta:generator>
    <meta:creation-date>2008-02-22T13:29:40</meta:creation-date>
    <dc:date>2013-11-19T09:38:21</dc:date>
    <meta:editing-cycles>94</meta:editing-cycles>
    <meta:editing-duration>PT5H26M7S</meta:editing-duration>
    <dc:creator>Henri Michelon</dc:creator>
    <meta:document-statistic meta:table-count="2" meta:image-count="1" meta:object-count="0" meta:page-count="1" meta:paragraph-count="45" meta:word-count="268" meta:character-count="1469" meta:non-whitespace-character-count="1241"/>
    <meta:user-defined meta:name="Info 1"/>
    <meta:user-defined meta:name="Info 2"/>
    <meta:user-defined meta:name="Info 3"/>
    <meta:user-defined meta:name="Info 4"/>
  </office:meta>
</office:document-meta>
</file>